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9cm" fo:margin-left="0.011cm" fo:break-before="page" table:align="left"/>
    </style:style>
    <style:style style:name="Recibo1.A" style:family="table-column">
      <style:table-column-properties style:column-width="4.101cm"/>
    </style:style>
    <style:style style:name="Recibo1.B" style:family="table-column">
      <style:table-column-properties style:column-width="2.492cm"/>
    </style:style>
    <style:style style:name="Recibo1.C" style:family="table-column">
      <style:table-column-properties style:column-width="3.219cm"/>
    </style:style>
    <style:style style:name="Recibo1.D" style:family="table-column">
      <style:table-column-properties style:column-width="2.976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3.395cm"/>
    </style:style>
    <style:style style:name="Recibo1.I" style:family="table-column">
      <style:table-column-properties style:column-width="3.198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8" style:family="table-row">
      <style:table-row-properties style:min-row-height="2.023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6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7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9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33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4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7e3a7d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7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8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9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06e4ae" style:font-size-asian="8pt" style:font-weight-asian="bold" style:font-size-complex="8pt" style:font-weight-complex="bold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3bc97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2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3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3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4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3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3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3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3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6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6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5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6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5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6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9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9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3" office:value-type="string">
            <text:p text:style-name="P31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2" office:value-type="string">
            <text:p text:style-name="P31">DEDUCCIONES</text:p>
          </table:table-cell>
        </table:table-row>
        <table:table-row table:style-name="Recibo1.14">
          <table:table-cell table:style-name="Recibo1.A3" office:value-type="string">
            <text:p text:style-name="P40"><text:placeholder text:placeholder-type="text">&lt;concepto_liquidado&gt;</text:placeholder></text:p>
            <text:p text:style-name="P37"/>
            <text:p text:style-name="P37"><text:placeholder text:placeholder-type="text">&lt;if test="recibo.pago_monotributo"&gt;</text:placeholder></text:p>
            <text:p text:style-name="P44"><text:span text:style-name="T3">PAGO MONOTRIBUTO </text:span><text:span text:style-name="T2"><text:placeholder text:placeholder-type="text">&lt;recibo.mes_monotributo&gt;</text:placeholder></text:span></text:p>
            <text:p text:style-name="P41"><text:placeholder text:placeholder-type="text">&lt;/if&gt;</text:placeholder></text:p>
            <text:p text:style-name="P39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3"><text:placeholder text:placeholder-type="text">&lt;/if&gt;</text:placeholder></text:p>
            <text:p text:style-name="P53"/>
          </table:table-cell>
          <table:table-cell table:style-name="Recibo1.A3" table:number-columns-spanned="2" office:value-type="string">
            <text:p text:style-name="P46"><text:placeholder text:placeholder-type="text">&lt;formatLang(recibo.amount, recibo.party.lang, currency=recibo.currency)&gt;</text:placeholder></text:p>
            <text:p text:style-name="P48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32"/>
            <text:p text:style-name="P32"/>
            <text:p text:style-name="P32"/>
            <text:p text:style-name="P32"/>
            <text:p text:style-name="P51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2"><text:placeholder text:placeholder-type="text">&lt;concepto_liquidado&gt;</text:placeholder></text:p>
            <text:p text:style-name="P38"/>
            <text:p text:style-name="P38"><text:placeholder text:placeholder-type="text">&lt;if test="recibo.pago_monotributo"&gt;</text:placeholder></text:p>
            <text:p text:style-name="P44"><text:span text:style-name="T3">PAGO MONOTRIBUTO </text:span><text:span text:style-name="T2"><text:placeholder text:placeholder-type="text">&lt;recibo.mes_monotributo&gt;</text:placeholder></text:span></text:p>
            <text:p text:style-name="P41"><text:placeholder text:placeholder-type="text">&lt;/if&gt;</text:placeholder></text:p>
          </table:table-cell>
          <table:table-cell table:style-name="Recibo1.A3" table:number-columns-spanned="2" office:value-type="string">
            <text:p text:style-name="P46"><text:placeholder text:placeholder-type="text">&lt;formatLang(recibo.amount, recibo.party.lang, currency=recibo.currency)&gt;</text:placeholder></text:p>
            <text:p text:style-name="P47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32"/>
          </table:table-cell>
        </table:table-row>
        <table:table-row table:style-name="Recibo1.15"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49"><text:placeholder text:placeholder-type="text">&lt;formatLang(recibo.total, recibo.party.lang, currency=recibo.currency)&gt;</text:placeholder></text:p>
          </table:table-cell>
          <table:covered-table-cell/>
          <table:table-cell table:style-name="Recibo1.A3" office:value-type="string">
            <text:p text:style-name="P50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total, recibo.party.lang, currency=recibo.currency)&gt;</text:placeholder></text:p>
          </table:table-cell>
          <table:covered-table-cell/>
          <table:table-cell table:style-name="Recibo1.A2" office:value-type="string">
            <text:p text:style-name="P24"/>
          </table:table-cell>
        </table:table-row>
        <table:table-row table:style-name="Recibo1.13">
          <table:table-cell table:style-name="Recibo1.A3" table:number-columns-spanned="4" office:value-type="string">
            <text:p text:style-name="P27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SON PESOS <text:span text:style-name="T10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8">
          <table:table-cell table:style-name="Recibo1.A3" table:number-columns-spanned="4" office:value-type="string"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soft-page-break/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8H53M47S</meta:editing-duration>
    <meta:editing-cycles>67</meta:editing-cycles>
    <meta:generator>LibreOffice/5.0.1.2$Linux_X86_64 LibreOffice_project/00m0$Build-2</meta:generator>
    <dc:date>2015-09-08T15:16:12.294246407</dc:date>
    <meta:document-statistic meta:table-count="1" meta:image-count="0" meta:object-count="0" meta:page-count="3" meta:paragraph-count="76" meta:word-count="170" meta:character-count="2984" meta:non-whitespace-character-count="2257"/>
  </office:meta>
</office:document-meta>
</file>